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Arial1" svg:font-family="Arial"/>
    <style:font-face style:name="Tahoma" svg:font-family="Tahoma" style:font-pitch="variable"/>
    <style:font-face style:name="Arial" svg:font-family="Arial" style:font-family-generic="roman" style:font-pitch="variable"/>
    <style:font-face style:name="Times New Roman" svg:font-family="'Times New Roman'" style:font-adornments="Regular" style:font-family-generic="roman" style:font-pitch="variable"/>
  </office:font-face-decls>
  <office:automatic-styles>
    <style:style style:name="P2" style:family="paragraph" style:parent-style-name="Default_20_Text">
      <style:paragraph-properties fo:text-align="center" style:justify-single-word="false" style:writing-mode="lr-tb"/>
      <style:text-properties style:font-name="Times New Roman" style:font-name-asian="Times New Roman" style:font-name-complex="Times New Roman" style:font-relief="embossed"/>
    </style:style>
    <style:style style:name="P3" style:family="paragraph" style:parent-style-name="Default_20_Text">
      <style:paragraph-properties fo:text-align="start" style:justify-single-word="false" style:writing-mode="lr-tb"/>
      <style:text-properties style:font-name="Times New Roman" style:font-name-asian="Times New Roman" style:font-name-complex="Times New Roman" style:font-relief="embossed"/>
    </style:style>
    <style:style style:name="T4"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permarket news -Get the facts!!!</text:p>
      <text:p text:style-name="P2"/>
      <text:p text:style-name="P3"><text:tab/>In response to the <text:span text:style-name="T4">Pringles</text:span> nuclear program, the <text:span text:style-name="T4">Bamba</text:span> syndicate purchased <text:span text:style-name="T4">Kristal-Menta</text:span> and <text:span text:style-name="T4">Kristal-Tourquize</text:span> silos and a few containers of <text:span text:style-name="T4">Mentos.</text:span></text:p>
      <text:p text:style-name="P3"><text:tab/>The <text:span text:style-name="T4">deterrence</text:span> policy of the brotherhood of <text:span text:style-name="T4">Bisly</text:span> raised its sanctions versus the syndicate, declaring an <text:span text:style-name="T4">embargo on</text:span> all its countermeasures, especially <text:span text:style-name="T4">Doritos</text:span>, <text:span text:style-name="T4">Apropo</text:span> and other <text:span text:style-name="T4">Tapoo-chips</text:span> clones (mainly <text:span text:style-name="T4">cheetos</text:span> for <text:span text:style-name="T4">apparent</text:span> reasons).</text:p>
      <text:p text:style-name="P3"><text:tab/>"The bulbus-based warfare cannot be allowed to escalate further", the <text:span text:style-name="T4">Kabukim</text:span> prime minister and secretary of defense put his nuts on the table [triple meaning pun intended], and the audience was shocked and repelled.</text:p>
      <text:p text:style-name="P3"><text:tab/>No change whatsoever on the <text:span text:style-name="T4">Labane</text:span> front who decided to sit this one out and spoil (on general terms, that is). </text:p>
      <text:p text:style-name="P3"><text:tab/>The Milky troops are still barricading the <text:span text:style-name="T4">Yotvetta</text:span> base, in particular the yellow and pink inhabitants who might switch sides in this <text:span text:style-name="T4">coup-d'etat.</text:span> By now he should probably remove the chocolate balls off the discussion table, but the Kabukim prime minister and secretary of defense keeps his firm stance against all conventions, namely the Geneva and Warsaw treaties (Leningrad, <text:span text:style-name="T4">Stalingrad</text:span> and <text:span text:style-name="T4">Shprottim</text:span> excluded, naturally, as victims of <text:span text:style-name="T4">Shtraus</text:span> and Nestle cold war in the ice cream department).</text:p>
      <text:p text:style-name="P3"><text:tab/>The truce between <text:span text:style-name="T4">Rogalach</text:span> and Chocolate <text:span text:style-name="T4">Carrousonne</text:span> stand still at a standstill state The <text:span text:style-name="T4">Vadash</text:span> bakery brigade sustained another attack from the Angel bakery corps in a most valiant manner.</text:p>
      <text:p text:style-name="P3"><text:tab/>It appears that the local slaughter house believes in cats having the ability to reincarnate nine times before becoming completely obsolete. <text:span text:style-name="T4">Kibutz</text:span> <text:span text:style-name="T4">Mizra</text:span> accordingly believes that such is the case with pigs and cows combined into "other" meat as they so boldly claim.</text:p>
      <text:p text:style-name="P3"><text:tab/>Luckily at end under the threat of <text:span text:style-name="T4">vasectomy</text:span>, The Kabukim prime minister and secretary of defense agreed to remove his nuts off the discussion table, thanks to the <text:span text:style-name="T4">Backala</text:span> brothers <text:span text:style-name="T4">attorney</text:span> law firm of the salt water <text:span text:style-name="T4">depart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Arial1" svg:font-family="Arial"/>
    <style:font-face style:name="Tahoma" svg:font-family="Tahoma" style:font-pitch="variable"/>
    <style:font-face style:name="Arial" svg:font-family="Arial" style:font-family-generic="roman" style:font-pitch="variable"/>
    <style:font-face style:name="Times New Roman" svg:font-family="'Times New Roman'" style:font-adornments="Regular" style:font-family-generic="roman" style:font-pitch="variable"/>
  </office:font-face-decls>
  <office:styles>
    <style:default-style style:family="graphic">
      <style:graphic-properties draw:start-line-spacing-horizontal="0.283cm" draw:start-line-spacing-vertical="0.283cm" draw:end-line-spacing-horizontal="0.283cm" draw:end-line-spacing-vertical="0.283cm"/>
      <style:paragraph-properties fo:text-align="end" style:text-autospace="ideograph-alpha" style:line-break="strict" style:writing-mode="rl-tb">
        <style:tab-stops/>
      </style:paragraph-properties>
      <style:text-properties style:use-window-font-color="true" style:font-name="Arial" fo:font-size="12pt" fo:language="en" fo:country="US" style:font-name-asian="Tahoma" style:font-size-asian="12pt" style:language-asian="none" style:country-asian="none" style:font-name-complex="Tahoma" style:font-size-complex="12pt" style:language-complex="he" style:country-complex="IL"/>
    </style:default-style>
    <style:default-style style:family="paragraph">
      <style:paragraph-properties fo:text-align="end" style:justify-single-word="false" fo:hyphenation-remain-char-count="2" fo:hyphenation-push-char-count="2"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Tahoma" style:font-size-asian="12pt" style:language-asian="none" style:country-asian="none" style:font-name-complex="Tahoma" style:font-size-complex="12pt" style:language-complex="he" style:country-complex="IL" fo:hyphenate="false"/>
    </style:default-style>
    <style:style style:name="Default_20_Text" style:display-name="Default Text" style:family="paragraph" style:class="text">
      <style:paragraph-properties fo:text-align="end" style:justify-single-word="false"/>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Arial1"/>
    </style:style>
    <style:style style:name="Caption" style:family="paragraph" style:parent-style-name="Default_20_Text" style:class="extra">
      <style:paragraph-properties fo:margin-top="0.212cm" fo:margin-bottom="0.212cm" text:number-lines="false" text:line-number="0"/>
      <style:text-properties style:font-name="Arial1" fo:font-size="10pt" fo:font-style="italic" style:font-size-asian="10pt" style:font-style-asian="italic" style:font-size-complex="10pt" style:font-style-complex="italic"/>
    </style:style>
    <style:style style:name="Index" style:family="paragraph" style:parent-style-name="Default_20_Text" style:class="index">
      <style:paragraph-properties text:number-lines="false" text:line-number="0"/>
      <style:text-properties style:font-name="Arial1"/>
    </style:style>
    <style:style style:name="Default_20_Text" style:display-name="Default Text" style:family="paragraph" style:class="text">
      <style:paragraph-properties fo:text-align="end" style:justify-single-word="false"/>
    </style:style>
    <style:style style:name="Text_20_Body_20_Single" style:display-name="Text Body Single" style:family="paragraph" style:parent-style-name="Default_20_Text" style:class="text">
      <style:paragraph-properties fo:margin-top="0cm" fo:margin-bottom="0.212cm"/>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1.2(Win32)</meta:generator>
    <!--645(Build:8693)-->
    <meta:initial-creator>DaVe</meta:initial-creator>
    <meta:creation-date>2009-11-18T23:55:25</meta:creation-date>
    <dc:creator>DaVe</dc:creator>
    <dc:date>2009-11-19T01:55:38</dc:date>
    <meta:printed-by>DaVe</meta:printed-by>
    <meta:print-date>2009-11-19T00:43:06</meta:print-date>
    <dc:language>en-US</dc:language>
    <meta:editing-cycles>9</meta:editing-cycles>
    <meta:editing-duration>PT2H0M16S</meta:editing-duration>
    <meta:user-defined meta:name="Info 1"/>
    <meta:user-defined meta:name="Info 2"/>
    <meta:user-defined meta:name="Info 3"/>
    <meta:user-defined meta:name="Info 4"/>
    <meta:document-statistic meta:table-count="0" meta:image-count="0" meta:object-count="0" meta:page-count="1" meta:paragraph-count="10" meta:word-count="302" meta:character-count="1938"/>
  </office:meta>
</office:document-meta>
</file>